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1f496" officeooo:paragraph-rsid="0011f496"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18pt" style:text-underline-style="none" fo:font-weight="bold" officeooo:rsid="0011f496" officeooo:paragraph-rsid="0011f496" style:font-size-asian="15.75pt" style:font-weight-asian="bold" style:font-size-complex="18pt" style:font-weight-complex="bold"/>
    </style:style>
    <style:style style:name="P3" style:family="paragraph" style:parent-style-name="Standard">
      <style:paragraph-properties fo:text-align="start" style:justify-single-word="false"/>
      <style:text-properties officeooo:paragraph-rsid="00771de9"/>
    </style:style>
    <style:style style:name="P4" style:family="paragraph" style:parent-style-name="Standard">
      <style:paragraph-properties fo:text-align="start" style:justify-single-word="false"/>
      <style:text-properties officeooo:paragraph-rsid="007dddcd"/>
    </style:style>
    <style:style style:name="P5" style:family="paragraph" style:parent-style-name="Standard">
      <style:paragraph-properties fo:text-align="start" style:justify-single-word="false"/>
      <style:text-properties officeooo:paragraph-rsid="00ac413e"/>
    </style:style>
    <style:style style:name="P6" style:family="paragraph" style:parent-style-name="Standard">
      <style:paragraph-properties fo:text-align="start" style:justify-single-word="false"/>
      <style:text-properties officeooo:paragraph-rsid="00b2a7a3"/>
    </style:style>
    <style:style style:name="P7" style:family="paragraph" style:parent-style-name="Standard">
      <style:paragraph-properties fo:text-align="start" style:justify-single-word="false"/>
      <style:text-properties officeooo:paragraph-rsid="00b3899f"/>
    </style:style>
    <style:style style:name="P8"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1584a3" officeooo:paragraph-rsid="00288505" style:font-size-asian="10.5pt" style:font-style-asian="normal" style:font-weight-asian="normal" style:font-size-complex="12pt" style:font-weight-complex="normal" style:text-emphasize="none"/>
    </style:style>
    <style:style style:name="P9"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1584a3" officeooo:paragraph-rsid="001584a3" style:font-size-asian="10.5pt" style:font-style-asian="normal" style:font-weight-asian="bold" style:font-size-complex="12pt" style:font-weight-complex="bold" style:text-emphasize="none"/>
    </style:style>
    <style:style style:name="P1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5cf0db" officeooo:paragraph-rsid="005a7184" style:font-size-asian="10.5pt" style:font-style-asian="normal" style:font-weight-asian="bold" style:font-size-complex="12pt" style:font-weight-complex="bold" style:text-emphasize="none"/>
    </style:style>
    <style:style style:name="P1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2d114c" officeooo:paragraph-rsid="00cc638d" style:font-size-asian="12pt" style:font-style-asian="normal" style:font-weight-asian="bold" style:font-size-complex="12pt" style:font-weight-complex="bold" style:text-emphasize="none"/>
    </style:style>
    <style:style style:name="P12"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1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973e15" style:font-size-asian="18pt" style:font-style-asian="normal" style:font-weight-asian="bold" style:font-size-complex="18pt" style:font-weight-complex="bold" style:text-emphasize="none"/>
    </style:style>
    <style:style style:name="P1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973e15" officeooo:paragraph-rsid="00973e15" style:font-size-asian="18pt" style:font-style-asian="normal" style:font-weight-asian="bold" style:font-size-complex="18pt" style:font-weight-complex="bold" style:text-emphasize="none"/>
    </style:style>
    <style:style style:name="P1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973e15" officeooo:paragraph-rsid="00973e15" style:font-size-asian="18pt" style:font-style-asian="normal" style:font-weight-asian="normal" style:font-size-complex="18pt" style:font-weight-complex="normal" style:text-emphasize="none"/>
    </style:style>
    <style:style style:name="P16"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1584a3" officeooo:paragraph-rsid="001584a3" style:font-size-asian="18pt" style:font-style-asian="normal" style:font-weight-asian="normal" style:font-size-complex="18pt" style:font-weight-complex="normal" style:text-emphasize="none"/>
    </style:style>
    <style:style style:name="P17"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73e15" officeooo:paragraph-rsid="00973e15" style:font-size-asian="18pt" style:font-style-asian="normal" style:font-weight-asian="normal" style:font-size-complex="18pt" style:font-weight-complex="normal" style:text-emphasize="none"/>
    </style:style>
    <style:style style:name="P18"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6pt" fo:font-style="normal" fo:text-shadow="none" style:text-underline-style="none" fo:font-weight="normal" officeooo:rsid="005cf0db" officeooo:paragraph-rsid="005a7184" style:font-size-asian="16pt" style:font-style-asian="normal" style:font-weight-asian="normal" style:font-size-complex="16pt" style:font-weight-complex="normal" style:text-emphasize="none"/>
    </style:style>
    <style:style style:name="P19" style:family="paragraph" style:parent-style-name="Standard">
      <style:paragraph-properties fo:text-align="start" style:justify-single-word="false" style:writing-mode="lr-tb"/>
      <style:text-properties style:font-name="Liberation Serif" officeooo:paragraph-rsid="001584a3"/>
    </style:style>
    <style:style style:name="P20"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fo:font-weight="normal" officeooo:rsid="0091d033" officeooo:paragraph-rsid="0091d033" style:font-weight-asian="normal" style:font-weight-complex="normal"/>
    </style:style>
    <style:style style:name="P21"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officeooo:rsid="0091d033" officeooo:paragraph-rsid="0091d033" style:font-size-asian="12pt" style:font-size-complex="12pt"/>
    </style:style>
    <style:style style:name="P22" style:family="paragraph" style:parent-style-name="Standard">
      <style:paragraph-properties fo:text-align="start" style:justify-single-word="false" style:writing-mode="lr-tb"/>
      <style:text-properties officeooo:paragraph-rsid="00973e15"/>
    </style:style>
    <style:style style:name="P23" style:family="paragraph" style:parent-style-name="Standard">
      <style:paragraph-properties fo:text-align="start" style:justify-single-word="false" style:writing-mode="lr-tb"/>
      <style:text-properties officeooo:paragraph-rsid="009836de"/>
    </style:style>
    <style:style style:name="P24" style:family="paragraph" style:parent-style-name="Standard">
      <style:paragraph-properties fo:text-align="start" style:justify-single-word="false" style:writing-mode="lr-tb"/>
      <style:text-properties officeooo:paragraph-rsid="00c3066d"/>
    </style:style>
    <style:style style:name="P25" style:family="paragraph" style:parent-style-name="Standard">
      <style:paragraph-properties fo:text-align="start" style:justify-single-word="false" style:writing-mode="lr-tb"/>
      <style:text-properties officeooo:paragraph-rsid="00912c1e"/>
    </style:style>
    <style:style style:name="P26" style:family="paragraph" style:parent-style-name="Standard">
      <style:paragraph-properties fo:text-align="start" style:justify-single-word="false" style:writing-mode="lr-tb"/>
      <style:text-properties officeooo:paragraph-rsid="00c87a3f"/>
    </style:style>
    <style:style style:name="P27" style:family="paragraph" style:parent-style-name="Standard">
      <style:paragraph-properties fo:text-align="start" style:justify-single-word="false" style:writing-mode="lr-tb"/>
      <style:text-properties officeooo:paragraph-rsid="00d1f8b0"/>
    </style:style>
    <style:style style:name="P28" style:family="paragraph" style:parent-style-name="Standard">
      <style:paragraph-properties fo:text-align="start" style:justify-single-word="false" style:writing-mode="lr-tb"/>
      <style:text-properties fo:font-size="18pt" style:text-underline-style="none" fo:font-weight="normal" officeooo:rsid="009ac301" officeooo:paragraph-rsid="009836de" style:font-size-asian="18pt" style:font-weight-asian="normal" style:font-size-complex="18pt" style:font-weight-complex="normal"/>
    </style:style>
    <style:style style:name="P29" style:family="paragraph" style:parent-style-name="Text_20_body">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2c1e" officeooo:paragraph-rsid="00912c1e" style:font-size-asian="18pt" style:font-weight-asian="bold" style:font-size-complex="18pt" style:font-weight-complex="bold"/>
    </style:style>
    <style:style style:name="P30" style:family="paragraph" style:parent-style-name="Quotations">
      <style:paragraph-properties fo:margin-top="0cm" fo:margin-bottom="0.499cm" loext:contextual-spacing="false"/>
    </style:style>
    <style:style style:name="P31"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32" style:family="paragraph" style:parent-style-name="Heading_20_3">
      <style:text-properties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Heading_20_3">
      <style:paragraph-properties fo:text-align="start" style:justify-single-word="false"/>
      <style:text-properties officeooo:paragraph-rsid="00b4b3ee"/>
    </style:style>
    <style:style style:name="P34" style:family="paragraph" style:parent-style-name="Heading_20_3">
      <style:paragraph-properties fo:text-align="start" style:justify-single-word="false"/>
      <style:text-properties style:font-name="Liberation Serif" officeooo:paragraph-rsid="00b5f212"/>
    </style:style>
    <style:style style:name="P35" style:family="paragraph" style:parent-style-name="Heading_20_3">
      <style:paragraph-properties fo:text-align="start" style:justify-single-word="false"/>
      <style:text-properties style:font-name="Liberation Serif" fo:font-size="12pt" officeooo:paragraph-rsid="00b4b3ee" style:font-size-asian="12pt" style:font-size-complex="12pt"/>
    </style:style>
    <style:style style:name="P36" style:family="paragraph" style:parent-style-name="Heading_20_3">
      <style:paragraph-properties fo:text-align="start" style:justify-single-word="false"/>
      <style:text-properties style:font-name="Liberation Serif" fo:font-size="12pt" officeooo:paragraph-rsid="00b5f212" style:font-size-asian="12pt" style:font-size-complex="12pt"/>
    </style:style>
    <style:style style:name="P37" style:family="paragraph" style:parent-style-name="Heading_20_3">
      <style:paragraph-properties fo:text-align="start" style:justify-single-word="false"/>
      <style:text-properties style:font-name="Liberation Serif" fo:font-size="12pt" fo:font-weight="bold" officeooo:paragraph-rsid="00b4b3ee" style:font-size-asian="12pt" style:font-weight-asian="bold" style:font-size-complex="12pt" style:font-weight-complex="bold"/>
    </style:style>
    <style:style style:name="P38" style:family="paragraph" style:parent-style-name="Heading_20_3">
      <style:paragraph-properties fo:text-align="start" style:justify-single-word="false"/>
      <style:text-properties style:font-name="Liberation Serif" fo:font-size="12pt" fo:font-weight="bold" officeooo:paragraph-rsid="00ba178b" style:font-size-asian="12pt" style:font-weight-asian="bold" style:font-size-complex="12pt" style:font-weight-complex="bold"/>
    </style:style>
    <style:style style:name="P39" style:family="paragraph" style:parent-style-name="Heading_20_3">
      <style:paragraph-properties fo:text-align="start" style:justify-single-word="false"/>
      <style:text-properties style:font-name="Liberation Serif" fo:font-size="12pt" style:text-underline-style="none" fo:font-weight="normal" officeooo:paragraph-rsid="00b4b3ee" style:font-size-asian="12pt" style:font-weight-asian="normal" style:font-size-complex="12pt" style:font-weight-complex="normal"/>
    </style:style>
    <style:style style:name="P40" style:family="paragraph" style:parent-style-name="Heading_20_3">
      <style:paragraph-properties fo:text-align="start" style:justify-single-word="false"/>
      <style:text-properties style:font-name="Liberation Serif" fo:font-size="12pt" style:text-underline-style="none" fo:font-weight="bold" officeooo:paragraph-rsid="00b4b3ee" style:font-size-asian="12pt" style:font-weight-asian="bold" style:font-size-complex="12pt" style:font-weight-complex="bold"/>
    </style:style>
    <style:style style:name="P41" style:family="paragraph" style:parent-style-name="Text_20_body">
      <style:text-properties officeooo:paragraph-rsid="008112ab"/>
    </style:style>
    <style:style style:name="P42" style:family="paragraph" style:parent-style-name="Text_20_body">
      <style:text-properties style:text-underline-style="none" fo:font-weight="normal" officeooo:rsid="00aeac17" officeooo:paragraph-rsid="00aeac17" style:font-weight-asian="normal" style:font-weight-complex="normal"/>
    </style:style>
    <style:style style:name="P43" style:family="paragraph" style:parent-style-name="Text_20_body">
      <style:text-properties style:font-name="Liberation Serif"/>
    </style:style>
    <style:style style:name="P44" style:family="paragraph" style:parent-style-name="Text_20_body">
      <style:text-properties style:font-name="Liberation Serif" fo:font-size="12pt" style:font-size-asian="12pt" style:font-size-complex="12pt"/>
    </style:style>
    <style:style style:name="P45" style:family="paragraph" style:parent-style-name="Preformatted_20_Text">
      <style:paragraph-properties fo:text-align="start" style:justify-single-word="false"/>
      <style:text-properties style:font-name="Liberation Serif" fo:font-weight="bold" officeooo:paragraph-rsid="009ac301" style:font-weight-asian="bold" style:font-weight-complex="bold"/>
    </style:style>
    <style:style style:name="P46" style:family="paragraph" style:parent-style-name="Preformatted_20_Text">
      <style:text-properties style:font-name="Liberation Serif" fo:font-size="12pt" style:font-size-asian="12pt" style:font-size-complex="12pt"/>
    </style:style>
    <style:style style:name="P47" style:family="paragraph" style:parent-style-name="Preformatted_20_Text">
      <style:paragraph-properties fo:text-align="start" style:justify-single-word="false"/>
      <style:text-properties style:font-name="Liberation Serif" fo:font-size="12pt" fo:font-weight="bold" officeooo:paragraph-rsid="00b4b3ee" style:font-size-asian="12pt" style:font-weight-asian="bold" style:font-size-complex="12pt" style:font-weight-complex="bold"/>
    </style:style>
    <style:style style:name="P48" style:family="paragraph" style:parent-style-name="Preformatted_20_Text">
      <style:paragraph-properties fo:text-align="start" style:justify-single-word="false"/>
      <style:text-properties style:font-name="Liberation Serif" fo:font-size="12pt" style:text-underline-style="none" fo:font-weight="bold" officeooo:paragraph-rsid="00b4b3ee" style:font-size-asian="12pt" style:font-weight-asian="bold" style:font-size-complex="12pt" style:font-weight-complex="bold"/>
    </style:style>
    <style:style style:name="P49" style:family="paragraph" style:parent-style-name="Preformatted_20_Text">
      <style:paragraph-properties fo:text-align="start" style:justify-single-word="false"/>
      <style:text-properties style:text-underline-style="none" fo:font-weight="bold" officeooo:paragraph-rsid="00b4b3ee" style:font-weight-asian="bold" style:font-weight-complex="bold"/>
    </style:style>
    <style:style style:name="P50" style:family="paragraph" style:parent-style-name="Preformatted_20_Text">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91d033" officeooo:paragraph-rsid="0091d033" style:font-size-asian="12pt" style:font-style-asian="normal" style:font-weight-asian="bold" style:font-size-complex="12pt" style:font-weight-complex="bold" style:text-emphasize="none"/>
    </style:style>
    <style:style style:name="P51" style:family="paragraph" style:parent-style-name="Heading_20_3">
      <style:paragraph-properties fo:text-align="start" style:justify-single-word="false"/>
      <style:text-properties style:font-name="Liberation Serif" fo:font-size="12pt" style:text-underline-style="none" fo:font-weight="bold" officeooo:paragraph-rsid="00b4b3ee" style:font-size-asian="12pt" style:font-weight-asian="bold" style:font-size-complex="12pt" style:font-weight-complex="bold"/>
    </style:style>
    <style:style style:name="P52" style:family="paragraph" style:parent-style-name="Heading_20_3">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cc638d" officeooo:paragraph-rsid="00cc638d" style:font-size-asian="12pt" style:font-style-asian="normal" style:font-weight-asian="bold" style:font-size-complex="12pt" style:font-weight-complex="bold" style:text-emphasize="none"/>
    </style:style>
    <style:style style:name="P53" style:family="paragraph" style:parent-style-name="Standard">
      <style:paragraph-properties fo:text-align="start" style:justify-single-word="false"/>
      <style:text-properties style:font-name="Liberation Serif" fo:font-size="12pt" style:text-underline-style="none" fo:font-weight="normal" officeooo:rsid="007dddcd" officeooo:paragraph-rsid="007dddcd"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style:text-underline-style="none" fo:font-weight="normal" officeooo:rsid="007dddcd" officeooo:paragraph-rsid="00ac413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bold" officeooo:paragraph-rsid="00b3899f"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none" fo:font-weight="normal" officeooo:rsid="007dddcd" officeooo:paragraph-rsid="007dddcd"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7dddcd" officeooo:paragraph-rsid="00ac413e" style:font-size-asian="12pt" style:font-weight-asian="normal" style:font-size-complex="12pt" style:font-weight-complex="normal"/>
    </style:style>
    <style:style style:name="P58"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59"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d033" officeooo:paragraph-rsid="00912c1e" style:font-size-asian="12pt" style:font-style-asian="normal" style:font-weight-asian="normal" style:font-size-complex="12pt" style:font-weight-complex="normal" style:text-emphasize="none"/>
    </style:style>
    <style:style style:name="P60"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d060b7" officeooo:paragraph-rsid="00d060b7" style:font-size-asian="12pt" style:font-style-asian="normal" style:font-weight-asian="normal" style:font-size-complex="12pt" style:font-weight-complex="normal" style:text-emphasize="none"/>
    </style:style>
    <style:style style:name="P61"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cc638d" officeooo:paragraph-rsid="00cc638d" style:font-size-asian="12pt" style:font-style-asian="normal" style:font-weight-asian="bold" style:font-size-complex="12pt" style:font-weight-complex="bold" style:text-emphasize="none"/>
    </style:style>
    <style:style style:name="P62" style:family="paragraph" style:parent-style-name="Text_20_body" style:list-style-name="L1">
      <style:text-properties officeooo:paragraph-rsid="00aeac17"/>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2">
      <style:paragraph-properties fo:margin-top="0cm" fo:margin-bottom="0cm" loext:contextual-spacing="false"/>
    </style:style>
    <style:style style:name="P67" style:family="paragraph" style:parent-style-name="Text_20_body" style:list-style-name="L3">
      <style:paragraph-properties fo:margin-top="0cm" fo:margin-bottom="0cm" loext:contextual-spacing="false"/>
    </style:style>
    <style:style style:name="P68" style:family="paragraph" style:parent-style-name="Text_20_body" style:list-style-name="L4">
      <style:paragraph-properties fo:margin-top="0cm" fo:margin-bottom="0cm" loext:contextual-spacing="false"/>
    </style:style>
    <style:style style:name="T1" style:family="text">
      <style:text-properties fo:font-size="12pt" style:text-underline-style="none" fo:font-weight="normal" officeooo:rsid="0012e5ed" style:font-size-asian="10.5pt" style:font-weight-asian="normal" style:font-size-complex="12pt" style:font-weight-complex="normal"/>
    </style:style>
    <style:style style:name="T2" style:family="text">
      <style:text-properties fo:font-size="12pt" style:text-underline-style="none" fo:font-weight="normal" officeooo:rsid="009836de" style:font-size-asian="12pt" style:font-weight-asian="normal" style:font-size-complex="12pt" style:font-weight-complex="normal"/>
    </style:style>
    <style:style style:name="T3" style:family="text">
      <style:text-properties fo:font-size="12pt" style:text-underline-style="none" fo:font-weight="normal" officeooo:rsid="007dddcd" style:font-size-asian="12pt" style:font-weight-asian="normal" style:font-size-complex="12pt" style:font-weight-complex="normal"/>
    </style:style>
    <style:style style:name="T4" style:family="text">
      <style:text-properties fo:font-size="12pt" style:text-underline-style="none" fo:font-weight="normal" officeooo:rsid="0012e5ed" style:font-size-asian="12pt" style:font-weight-asian="normal" style:font-size-complex="12pt" style:font-weight-complex="normal"/>
    </style:style>
    <style:style style:name="T5" style:family="text">
      <style:text-properties fo:font-size="12pt" style:text-underline-style="none" fo:font-weight="bold" officeooo:rsid="007dddcd"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b3899f" style:font-size-asian="12pt" style:font-size-complex="12pt"/>
    </style:style>
    <style:style style:name="T9" style:family="text">
      <style:text-properties fo:font-size="12pt" style:text-underline-style="solid" style:text-underline-width="auto" style:text-underline-color="font-color" fo:font-weight="normal" officeooo:rsid="0012e5ed" style:font-size-asian="12pt" style:font-weight-asian="normal" style:font-size-complex="12pt" style:font-weight-complex="normal"/>
    </style:style>
    <style:style style:name="T10" style:family="text">
      <style:text-properties fo:font-size="12pt" style:text-underline-style="solid" style:text-underline-width="auto" style:text-underline-color="font-color" fo:font-weight="normal" officeooo:rsid="007dddcd"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9836de"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8112ab"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912c1e" style:font-size-asian="12pt" style:font-weight-asian="normal" style:font-size-complex="12pt" style:font-weight-complex="normal"/>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fo:font-weight="bold" officeooo:rsid="009ac301" style:font-size-asian="12pt" style:font-weight-asian="bold" style:font-size-complex="12pt"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text-outline="false" style:text-line-through-style="none" style:text-line-through-type="none" fo:font-style="normal" fo:text-shadow="none" fo:font-weight="normal" style:font-style-asian="normal" style:font-weight-asian="normal" style:font-weight-complex="normal" style:text-emphasize="none"/>
    </style:style>
    <style:style style:name="T18" style:family="text">
      <style:text-properties style:text-outline="false" style:text-line-through-style="none" style:text-line-through-type="none" fo:font-style="normal" fo:text-shadow="none" fo:font-weight="normal" officeooo:rsid="001584a3" style:font-style-asian="normal" style:font-weight-asian="normal" style:font-weight-complex="normal" style:text-emphasize="none"/>
    </style:style>
    <style:style style:name="T19"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20" style:family="text">
      <style:text-properties style:text-outline="false" style:text-line-through-style="none" style:text-line-through-type="none"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21" style:family="text">
      <style:text-properties style:text-outline="false" style:text-line-through-style="none" style:text-line-through-type="none" fo:font-size="18pt" fo:font-style="normal" fo:text-shadow="none" style:text-underline-style="none" fo:font-weight="bold" officeooo:rsid="0091d033" style:font-size-asian="18pt" style:font-style-asian="normal" style:font-weight-asian="bold" style:font-size-complex="18pt" style:font-weight-complex="bold" style:text-emphasize="none"/>
    </style:style>
    <style:style style:name="T22" style:family="text">
      <style:text-properties style:text-outline="false" style:text-line-through-style="none" style:text-line-through-type="none" fo:font-size="18pt" fo:font-style="normal" fo:text-shadow="none" style:text-underline-style="none" fo:font-weight="bold" officeooo:rsid="00cdf495" style:font-size-asian="18pt" style:font-style-asian="normal" style:font-weight-asian="bold" style:font-size-complex="18pt" style:font-weight-complex="bold" style:text-emphasize="none"/>
    </style:style>
    <style:style style:name="T23" style:family="text">
      <style:text-properties style:text-outline="false" style:text-line-through-style="none" style:text-line-through-type="none"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24" style:family="text">
      <style:text-properties style:text-outline="false" style:text-line-through-style="none" style:text-line-through-type="none" fo:font-size="18pt" fo:font-style="normal" fo:text-shadow="none" fo:font-weight="bold" officeooo:rsid="0012e5ed" style:font-size-asian="18pt" style:font-style-asian="normal" style:font-weight-asian="bold" style:font-size-complex="18pt" style:font-weight-complex="bold" style:text-emphasize="none"/>
    </style:style>
    <style:style style:name="T25" style:family="text">
      <style:text-properties style:text-outline="false" style:text-line-through-style="none" style:text-line-through-type="none" style:font-name="Liberation Serif"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26" style:family="text">
      <style:text-properties style:text-outline="false" style:text-line-through-style="none" style:text-line-through-type="none" style:font-name="Liberation Serif" fo:font-size="18pt" fo:font-style="normal" fo:text-shadow="none" style:text-underline-style="none" fo:font-weight="bold" officeooo:rsid="00973e15" style:font-size-asian="18pt" style:font-style-asian="normal" style:font-weight-asian="bold" style:font-size-complex="18pt" style:font-weight-complex="bold" style:text-emphasize="none"/>
    </style:style>
    <style:style style:name="T27" style:family="text">
      <style:text-properties style:text-outline="false" style:text-line-through-style="none" style:text-line-through-type="none" style:font-name="Liberation Serif" fo:font-size="18pt" fo:font-style="normal" fo:text-shadow="none" style:text-underline-style="none" fo:font-weight="bold" officeooo:rsid="00c16164" style:font-size-asian="18pt" style:font-style-asian="normal" style:font-weight-asian="bold" style:font-size-complex="18pt" style:font-weight-complex="bold" style:text-emphasize="none"/>
    </style:style>
    <style:style style:name="T28" style:family="text">
      <style:text-properties style:text-outline="false" style:text-line-through-style="none" style:text-line-through-type="none" style:font-name="Liberation Serif" fo:font-size="18pt" fo:font-style="normal" fo:text-shadow="none" style:text-underline-style="none" fo:font-weight="bold" officeooo:rsid="00912c1e" style:font-size-asian="18pt" style:font-style-asian="normal" style:font-weight-asian="bold" style:font-size-complex="18pt" style:font-weight-complex="bold" style:text-emphasize="none"/>
    </style:style>
    <style:style style:name="T29" style:family="text">
      <style:text-properties style:text-outline="false" style:text-line-through-style="none" style:text-line-through-type="none" style:font-name="Liberation Serif" fo:font-size="18pt" fo:font-style="normal" fo:text-shadow="none" style:text-underline-style="none" fo:font-weight="bold" officeooo:rsid="0091d033" style:font-size-asian="18pt" style:font-style-asian="normal" style:font-weight-asian="bold" style:font-size-complex="18pt" style:font-weight-complex="bold" style:text-emphasize="none"/>
    </style:style>
    <style:style style:name="T30" style:family="text">
      <style:text-properties style:text-outline="false" style:text-line-through-style="none" style:text-line-through-type="none" style:font-name="Liberation Serif" fo:font-size="18pt" fo:font-style="normal" fo:text-shadow="none" style:text-underline-style="none" fo:font-weight="bold" officeooo:rsid="00cc638d" style:font-size-asian="18pt" style:font-style-asian="normal" style:font-weight-asian="bold" style:font-size-complex="18pt" style:font-weight-complex="bold" style:text-emphasize="none"/>
    </style:style>
    <style:style style:name="T31" style:family="text">
      <style:text-properties style:text-outline="false" style:text-line-through-style="none" style:text-line-through-type="none" style:font-name="Liberation Serif" fo:font-size="18pt" fo:font-style="normal" fo:text-shadow="none" style:text-underline-style="none" fo:font-weight="bold" officeooo:rsid="00dbcff0" style:font-size-asian="18pt" style:font-style-asian="normal" style:font-weight-asian="bold" style:font-size-complex="18pt" style:font-weight-complex="bold" style:text-emphasize="none"/>
    </style:style>
    <style:style style:name="T32" style:family="text">
      <style:text-properties style:text-outline="false" style:text-line-through-style="none" style:text-line-through-type="none" style:font-name="Liberation Serif"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normal" officeooo:rsid="00973e15" style:font-size-asian="12pt" style:font-style-asian="normal" style:font-weight-asian="normal" style:font-size-complex="12pt" style:font-weight-complex="normal"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fo:font-weight="normal" officeooo:rsid="0013b055" style:font-size-asian="12pt" style:font-style-asian="normal" style:font-weight-asian="normal" style:font-size-complex="12pt" style:font-weight-complex="normal" style:text-emphasize="none"/>
    </style:style>
    <style:style style:name="T36" style:family="text">
      <style:text-properties style:text-outline="false" style:text-line-through-style="none" style:text-line-through-type="none" style:font-name="Liberation Serif" fo:font-size="12pt" fo:font-style="normal" fo:text-shadow="none" style:text-underline-style="none" fo:font-weight="bold" officeooo:rsid="00912c1e" style:font-size-asian="12pt" style:font-style-asian="normal" style:font-weight-asian="bold" style:font-size-complex="12pt" style:font-weight-complex="bold" style:text-emphasize="none"/>
    </style:style>
    <style:style style:name="T37" style:family="text">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912c1e" style:font-size-asian="12pt" style:font-style-asian="normal" style:font-weight-asian="bold" style:font-size-complex="12pt" style:font-weight-complex="bold" style:text-emphasize="none"/>
    </style:style>
    <style:style style:name="T38" style:family="text">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584a3" style:font-size-asian="12pt" style:font-style-asian="normal" style:font-weight-asian="normal" style:font-size-complex="12pt" style:font-weight-complex="normal" style:text-emphasize="none"/>
    </style:style>
    <style:style style:name="T39" style:family="text">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973e15" style:font-size-asian="12pt" style:font-style-asian="normal" style:font-weight-asian="normal" style:font-size-complex="12pt" style:font-weight-complex="normal" style:text-emphasize="none"/>
    </style:style>
    <style:style style:name="T40" style:family="text">
      <style:text-properties style:text-outline="false" style:text-line-through-style="none" style:text-line-through-type="none" style:font-name="Liberation Serif" fo:font-size="16pt" fo:font-style="normal" fo:text-shadow="none" style:text-underline-style="none" fo:font-weight="normal" style:font-size-asian="16pt" style:font-style-asian="normal" style:font-weight-asian="normal" style:font-size-complex="16pt" style:font-weight-complex="normal" style:text-emphasize="none"/>
    </style:style>
    <style:style style:name="T41" style:family="text">
      <style:text-properties style:text-outline="false" style:text-line-through-style="none" style:text-line-through-type="none" style:font-name="Liberation Serif" fo:font-size="16pt" fo:font-style="normal" fo:text-shadow="none" style:text-underline-style="none" fo:font-weight="normal" officeooo:rsid="00cdf495" style:font-size-asian="16pt" style:font-style-asian="normal" style:font-weight-asian="normal" style:font-size-complex="16pt" style:font-weight-complex="normal" style:text-emphasize="none"/>
    </style:style>
    <style:style style:name="T42" style:family="text">
      <style:text-properties style:text-outline="false" style:text-line-through-style="none" style:text-line-through-type="none" fo:font-size="12pt" fo:font-style="normal" fo:text-shadow="none" style:text-underline-style="none" style:font-size-asian="12pt" style:font-style-asian="normal" style:font-size-complex="12pt" style:text-emphasize="none"/>
    </style:style>
    <style:style style:name="T43" style:family="text">
      <style:text-properties style:text-outline="false" style:text-line-through-style="none" style:text-line-through-type="none" fo:font-size="12pt" fo:font-style="normal" fo:text-shadow="none" style:text-underline-style="none" officeooo:rsid="0091d033" style:font-size-asian="12pt" style:font-style-asian="normal" style:font-size-complex="12pt" style:text-emphasize="none"/>
    </style:style>
    <style:style style:name="T44" style:family="text">
      <style:text-properties style:text-outline="false" style:text-line-through-style="none" style:text-line-through-type="none" fo:font-size="12pt" fo:font-style="normal" fo:text-shadow="none" style:text-underline-style="none" officeooo:rsid="00cc638d" style:font-size-asian="12pt" style:font-style-asian="normal" style:font-size-complex="12pt" style:text-emphasize="none"/>
    </style:style>
    <style:style style:name="T45"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6" style:family="text">
      <style:text-properties style:text-outline="false" style:text-line-through-style="none" style:text-line-through-type="none" fo:font-size="12pt" fo:font-style="normal" fo:text-shadow="none" style:text-underline-style="none" fo:font-weight="normal" officeooo:rsid="0091d033" style:font-size-asian="12pt" style:font-style-asian="normal" style:font-weight-asian="normal" style:font-size-complex="12pt" style:font-weight-complex="normal" style:text-emphasize="none"/>
    </style:style>
    <style:style style:name="T47" style:family="text">
      <style:text-properties style:text-outline="false" style:text-line-through-style="none" style:text-line-through-type="none" fo:font-size="12pt" fo:font-style="normal" fo:text-shadow="none" style:font-size-asian="12pt" style:font-style-asian="normal" style:font-size-complex="12pt" style:text-emphasize="none"/>
    </style:style>
    <style:style style:name="T48" style:family="text">
      <style:text-properties style:text-outline="false" style:text-line-through-style="none" style:text-line-through-type="none" fo:font-size="12pt" fo:text-shadow="none" style:text-underline-style="none" fo:font-weight="normal" officeooo:rsid="0091d033" style:font-size-asian="12pt" style:font-weight-asian="normal" style:font-size-complex="12pt" style:font-weight-complex="normal" style:text-emphasize="none"/>
    </style:style>
    <style:style style:name="T49" style:family="text">
      <style:text-properties fo:font-weight="bold" style:font-weight-asian="bold" style:font-weight-complex="bold"/>
    </style:style>
    <style:style style:name="T50" style:family="text">
      <style:text-properties fo:font-size="18pt" style:text-underline-style="none" fo:font-weight="normal" officeooo:rsid="0011f496" style:font-size-asian="15.75pt" style:font-weight-asian="normal" style:font-size-complex="18pt" style:font-weight-complex="normal"/>
    </style:style>
    <style:style style:name="T51" style:family="text">
      <style:text-properties fo:font-size="18pt" style:text-underline-style="none" fo:font-weight="normal" officeooo:rsid="007dddcd" style:font-size-asian="18pt" style:font-weight-asian="normal" style:font-size-complex="18pt" style:font-weight-complex="normal"/>
    </style:style>
    <style:style style:name="T52" style:family="text">
      <style:text-properties fo:font-size="18pt" style:text-underline-style="none" fo:font-weight="normal" officeooo:rsid="008112ab" style:font-size-asian="18pt" style:font-weight-asian="normal" style:font-size-complex="18pt" style:font-weight-complex="normal"/>
    </style:style>
    <style:style style:name="T53" style:family="text">
      <style:text-properties fo:font-size="18pt" style:text-underline-style="none" fo:font-weight="normal" officeooo:rsid="009836de" style:font-size-asian="18pt" style:font-weight-asian="normal" style:font-size-complex="18pt" style:font-weight-complex="normal"/>
    </style:style>
    <style:style style:name="T54" style:family="text">
      <style:text-properties fo:font-size="18pt" style:text-underline-style="none" fo:font-weight="normal" officeooo:rsid="0012e5ed" style:font-size-asian="18pt" style:font-weight-asian="normal" style:font-size-complex="18pt" style:font-weight-complex="normal"/>
    </style:style>
    <style:style style:name="T55" style:family="text">
      <style:text-properties fo:font-size="18pt" style:text-underline-style="none" fo:font-weight="bold" officeooo:rsid="0011f496" style:font-size-asian="15.75pt" style:font-weight-asian="bold" style:font-size-complex="18pt" style:font-weight-complex="bold"/>
    </style:style>
    <style:style style:name="T56" style:family="text">
      <style:text-properties fo:font-size="18pt" style:text-underline-style="none" fo:font-weight="bold" style:font-size-asian="18pt" style:font-weight-asian="bold" style:font-size-complex="18pt" style:font-weight-complex="bold"/>
    </style:style>
    <style:style style:name="T57" style:family="text">
      <style:text-properties fo:font-size="18pt" style:text-underline-style="none" fo:font-weight="bold" officeooo:rsid="007dddcd" style:font-size-asian="18pt" style:font-weight-asian="bold" style:font-size-complex="18pt" style:font-weight-complex="bold"/>
    </style:style>
    <style:style style:name="T58" style:family="text">
      <style:text-properties fo:font-size="18pt" style:text-underline-style="none" fo:font-weight="bold" officeooo:rsid="0012e5ed" style:font-size-asian="18pt" style:font-weight-asian="bold" style:font-size-complex="18pt" style:font-weight-complex="bold"/>
    </style:style>
    <style:style style:name="T59" style:family="text">
      <style:text-properties fo:font-size="18pt" style:text-underline-style="none" fo:font-weight="bold" officeooo:rsid="0085fc9b" style:font-size-asian="18pt" style:font-weight-asian="bold" style:font-size-complex="18pt" style:font-weight-complex="bold"/>
    </style:style>
    <style:style style:name="T60" style:family="text">
      <style:text-properties fo:font-size="18pt" style:text-underline-style="solid" style:text-underline-width="auto" style:text-underline-color="font-color" fo:font-weight="bold" officeooo:rsid="008112ab" style:font-size-asian="18pt" style:font-weight-asian="bold" style:font-size-complex="18pt" style:font-weight-complex="bold"/>
    </style:style>
    <style:style style:name="T61" style:family="text">
      <style:text-properties fo:font-size="18pt" style:text-underline-style="solid" style:text-underline-width="auto" style:text-underline-color="font-color" fo:font-weight="bold" officeooo:rsid="007dddcd" style:font-size-asian="18pt" style:font-weight-asian="bold" style:font-size-complex="18pt" style:font-weight-complex="bold"/>
    </style:style>
    <style:style style:name="T62" style:family="text">
      <style:text-properties fo:font-size="18pt" style:text-underline-style="solid" style:text-underline-width="auto" style:text-underline-color="font-color" fo:font-weight="bold" officeooo:rsid="0012e5ed" style:font-size-asian="18pt" style:font-weight-asian="bold" style:font-size-complex="18pt" style:font-weight-complex="bold"/>
    </style:style>
    <style:style style:name="T63" style:family="text">
      <style:text-properties fo:font-size="18pt" style:text-underline-style="solid" style:text-underline-width="auto" style:text-underline-color="font-color" fo:font-weight="bold" officeooo:rsid="00828bf1" style:font-size-asian="18pt" style:font-weight-asian="bold" style:font-size-complex="18pt" style:font-weight-complex="bold"/>
    </style:style>
    <style:style style:name="T64" style:family="text">
      <style:text-properties fo:font-size="18pt" style:text-underline-style="solid" style:text-underline-width="auto" style:text-underline-color="font-color" fo:font-weight="bold" officeooo:rsid="0011f496" style:font-size-asian="15.75pt" style:font-weight-asian="bold" style:font-size-complex="18pt" style:font-weight-complex="bold"/>
    </style:style>
    <style:style style:name="T65" style:family="text">
      <style:text-properties fo:font-size="18pt" fo:font-weight="bold" style:font-size-asian="18pt" style:font-weight-asian="bold" style:font-size-complex="18pt" style:font-weight-complex="bold"/>
    </style:style>
    <style:style style:name="T66" style:family="text">
      <style:text-properties fo:font-size="18pt" fo:font-weight="bold" officeooo:rsid="008112ab" style:font-size-asian="18pt" style:font-weight-asian="bold" style:font-size-complex="18pt" style:font-weight-complex="bold"/>
    </style:style>
    <style:style style:name="T67" style:family="text">
      <style:text-properties fo:font-size="18pt" fo:font-weight="bold" officeooo:rsid="00a9691f" style:font-size-asian="18pt" style:font-weight-asian="bold" style:font-size-complex="18pt" style:font-weight-complex="bold"/>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none"/>
    </style:style>
    <style:style style:name="T71" style:family="text">
      <style:text-properties style:text-underline-style="none" fo:font-weight="normal" officeooo:rsid="00aeac17" style:font-weight-asian="normal" style:font-weight-complex="normal"/>
    </style:style>
    <style:style style:name="T72" style:family="text">
      <style:text-properties style:text-underline-style="none" officeooo:rsid="00aeac17"/>
    </style:style>
    <style:style style:name="T73" style:family="text">
      <style:text-properties officeooo:rsid="00973e15"/>
    </style:style>
    <style:style style:name="T74" style:family="text">
      <style:text-properties officeooo:rsid="009ac301"/>
    </style:style>
    <style:style style:name="T75" style:family="text">
      <style:text-properties officeooo:rsid="009b11db"/>
    </style:style>
    <style:style style:name="T76" style:family="text">
      <style:text-properties style:font-name="Liberation Serif" fo:font-size="12pt" style:text-underline-style="none" fo:font-weight="normal" officeooo:rsid="007dddcd" style:font-size-asian="12pt" style:font-weight-asian="normal" style:font-size-complex="12pt" style:font-weight-complex="normal"/>
    </style:style>
    <style:style style:name="T77" style:family="text">
      <style:text-properties style:font-name="Liberation Serif" fo:font-size="12pt" style:text-underline-style="none" officeooo:rsid="007dddcd" style:font-size-asian="12pt" style:font-size-complex="12pt"/>
    </style:style>
    <style:style style:name="T78" style:family="text">
      <style:text-properties style:font-name="Liberation Serif" fo:font-size="12pt" style:text-underline-style="none" fo:font-weight="bold" officeooo:rsid="007dddcd" style:font-size-asian="12pt" style:font-weight-asian="bold" style:font-size-complex="12pt" style:font-weight-complex="bold"/>
    </style:style>
    <style:style style:name="T79" style:family="text">
      <style:text-properties style:font-name="Liberation Serif" fo:font-size="12pt" style:text-underline-style="none" fo:font-weight="bold" officeooo:rsid="00ad620c" style:font-size-asian="12pt" style:font-weight-asian="bold" style:font-size-complex="12pt" style:font-weight-complex="bold"/>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officeooo:rsid="008f5ad8" style:font-size-asian="12pt" style:font-size-complex="12pt"/>
    </style:style>
    <style:style style:name="T82" style:family="text">
      <style:text-properties style:font-name="Liberation Serif" fo:font-size="12pt" fo:font-weight="bold" officeooo:rsid="008f5ad8" style:font-size-asian="12pt" style:font-size-complex="12pt"/>
    </style:style>
    <style:style style:name="T83" style:family="text">
      <style:text-properties style:font-name="Liberation Serif" fo:font-size="12pt" fo:font-weight="bold" style:font-size-asian="12pt" style:font-weight-asian="bold" style:font-size-complex="12pt" style:font-weight-complex="bold"/>
    </style:style>
    <style:style style:name="T84" style:family="text">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85" style:family="text">
      <style:text-properties officeooo:rsid="00ba17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text:p>
      <text:p text:style-name="P2"/>
      <text:p text:style-name="P3"><text:span text:style-name="T64">TASK 1</text:span><text:span text:style-name="T55"> :- </text:span><text:span text:style-name="T65">How do you check those process that are waiting for the resources</text:span><text:span text:style-name="T67">?</text:span></text:p>
      <text:p text:style-name="P4"><text:span text:style-name="T10">Ans-</text:span><text:span text:style-name="T3"> </text:span><text:span text:style-name="T76">A. </text:span><text:span text:style-name="Strong_20_Emphasis"><text:span text:style-name="Emphasis"><text:span text:style-name="T77">vmstat</text:span></text:span></text:span><text:span text:style-name="T76"> command reports information about processes, memory, paging, block IO, traps, and cpu activity. However, a real advantage of vmstat command output – is to the point and (concise) easy to read/understand. The output of vmstat command use to help identify system bottlenecks. Please note that Linux vmstat does not count itself as a running process.</text:span></text:p>
      <text:p text:style-name="P53"/>
      <text:p text:style-name="P4"><text:span text:style-name="Source_20_Text"><text:span text:style-name="T78"># vmstat -S M</text:span></text:span></text:p>
      <text:p text:style-name="P4"><text:span text:style-name="Source_20_Text"><text:span text:style-name="T76"/></text:span></text:p>
      <text:p text:style-name="P4"><text:span text:style-name="Source_20_Text"><text:span text:style-name="T78">-S M</text:span></text:span><text:span text:style-name="Source_20_Text"><text:span text:style-name="T76">: vmstat lets you choose units (k, K, m, M) default is K (1024 bytes) in the default mode. I am using M since this system has over 4 GB memory. Without -M option it will use K as unit</text:span></text:span></text:p>
      <text:p text:style-name="P56"/>
      <text:p text:style-name="P56"/>
      <text:p text:style-name="P56"/>
      <text:p text:style-name="P5"><text:span text:style-name="T61">Task 2</text:span><text:span text:style-name="T57"> :- What init process is responsible for?</text:span><text:span text:style-name="T50"> </text:span><text:span text:style-name="T1"><text:s text:c="8"/></text:span></text:p>
      <text:p text:style-name="P4"><text:span text:style-name="T9">A</text:span><text:span text:style-name="T10">ns-</text:span><text:span text:style-name="T51"> </text:span><text:span text:style-name="T3">The init Process. The program init is the process with process ID 1. It is responsible for initializing the system in the required way. init is started directly by the </text:span><text:span text:style-name="T5">kernel</text:span><text:span text:style-name="T3"> and resists signal 9, which normally kills processes.</text:span></text:p>
      <text:p text:style-name="P54">All other programs are either started directly by init or by one of its child processes.</text:p>
      <text:p text:style-name="P5"><text:span text:style-name="T76">nit is centrally configured in the </text:span><text:span text:style-name="Source_20_Text"><text:span text:style-name="T78">/etc/inittab</text:span></text:span><text:span text:style-name="T76"> file where the </text:span><text:span text:style-name="Emphasis"><text:span text:style-name="T78">runlevels</text:span></text:span><text:span text:style-name="T76"> are defined. The file also specifies which services and daemons are available in each of the runlevels. Depending on the entries in </text:span><text:span text:style-name="Source_20_Text"><text:span text:style-name="T78">/etc/inittab</text:span></text:span><text:span text:style-name="T76">, several scripts are run by init. For reasons of clarity, these scripts, called </text:span><text:span text:style-name="T79">Init</text:span><text:span text:style-name="Emphasis"><text:span text:style-name="T78"> </text:span></text:span><text:span text:style-name="Emphasis"><text:span text:style-name="T79">scripts</text:span></text:span><text:span text:style-name="T76">, all reside in the directory </text:span><text:span text:style-name="Source_20_Text"><text:span text:style-name="T78">/etc/init.d</text:span></text:span><text:span text:style-name="Source_20_Text"><text:span text:style-name="T76">.</text:span></text:span></text:p>
      <text:p text:style-name="P57">The entire process of starting the system and shutting it down is maintained by init.</text:p>
      <text:p text:style-name="P57"/>
      <text:p text:style-name="P57"/>
      <text:p text:style-name="P5"><text:span text:style-name="T60">TASK 3</text:span><text:span text:style-name="T66"> :- What are Running, Waiting, Stopped and Zombie processes?</text:span></text:p>
      <text:p text:style-name="P41"><text:span text:style-name="T12">Ans-</text:span><text:span text:style-name="T52"> </text:span></text:p>
      <text:list xml:id="list8870022168893615097" text:style-name="L1">
        <text:list-item>
          <text:p text:style-name="P62"><text:span text:style-name="Strong_20_Emphasis"><text:span text:style-name="T72">Running</text:span></text:span><text:span text:style-name="T71"> – here it’s either running (it is the current process in the system) or it’s ready to run (it’s waiting to be assigned to one of the CPUs). </text:span></text:p>
        </text:list-item>
      </text:list>
      <text:list xml:id="list8366462647750425331" text:style-name="L2">
        <text:list-item>
          <text:p text:style-name="P66"><text:span text:style-name="Strong_20_Emphasis">Waiting</text:span> – in this state, a process is waiting for an event to occur or for a system resource. Additionally, the kernel also differentiates between two types of waiting processes; interruptible waiting processes – can be interrupted by signals and uninterruptible waiting processes – are waiting directly on hardware conditions and cannot be interrupted by any event/signal. </text:p>
        </text:list-item>
        <text:list-item>
          <text:p text:style-name="P66"><text:span text:style-name="Strong_20_Emphasis">Stopped</text:span> – in this state, a process has been stopped, usually by receiving a signal. For instance, a process that is being debugged. </text:p>
        </text:list-item>
        <text:list-item>
          <text:p text:style-name="P63"><text:span text:style-name="Strong_20_Emphasis">Zombie</text:span> – here, a process is dead, it has been halted but it’s still has an entry in the process table. </text:p>
        </text:list-item>
      </text:list>
      <text:p text:style-name="P42"><text:soft-page-break/></text:p>
      <text:p text:style-name="P6"><text:span text:style-name="T62">TASK </text:span><text:span text:style-name="T63">4</text:span><text:span text:style-name="T58"> :- <text:s/></text:span><text:span text:style-name="T65">How do you you elevate the priority of a process</text:span><text:span text:style-name="T59">?</text:span></text:p>
      <text:p text:style-name="P7"><text:span text:style-name="T13">Ans</text:span><text:span text:style-name="T4"> <text:s text:c="2"/>:-</text:span><text:span text:style-name="T54"> </text:span><text:span text:style-name="T81">You can </text:span><text:span text:style-name="T82">change</text:span><text:span text:style-name="T81"> the </text:span><text:span text:style-name="T82">process priority</text:span><text:span text:style-name="T81"> using nice and renice utility. Nice command will launch a </text:span><text:span text:style-name="T82">process</text:span><text:span text:style-name="T81"> with an user defined scheduling </text:span><text:span text:style-name="T82">priority</text:span><text:span text:style-name="T81">. Renice command will modify the scheduling </text:span><text:span text:style-name="T82">priority</text:span><text:span text:style-name="T81"> of a </text:span><text:span text:style-name="T82">running process</text:span><text:span text:style-name="T81">. </text:span><text:span text:style-name="T82">Linux</text:span><text:span text:style-name="T81"> Kernel schedules the </text:span><text:span text:style-name="T82">process</text:span><text:span text:style-name="T81"> and allocates CPU time accordingly for each of them.</text:span><text:span text:style-name="T35">But, when one of your process requires higher priority to get more CPU time, you can use nice and renice command as explained in this tutorial.<text:line-break/>The process scheduling priority range is from -20 to 19. We call this as nice value.</text:span><text:span text:style-name="T80">A nice value of -20 represents highest priority, and a nice value of 19 represent least priority for a process.By default when a process starts, it gets the default priority of 0.</text:span></text:p>
      <text:p text:style-name="P55"/>
      <text:p text:style-name="P7"><text:span text:style-name="T83">1.</text:span><text:span text:style-name="T80"> </text:span><text:span text:style-name="T84">Display Nice Value of a Process</text:span></text:p>
      <text:p text:style-name="P43">The current priority of a process can be displayed using ps command. </text:p>
      <text:p text:style-name="P45"><text:span text:style-name="T8"># </text:span><text:span text:style-name="T7">perl test.pl</text:span></text:p>
      <text:p text:style-name="P33"><text:span text:style-name="T83">2. </text:span><text:span text:style-name="T84">Launch a Program with Less Priority</text:span></text:p>
      <text:p text:style-name="P35">Instead of launching the program with the default priority, you can use nice command to launch the process with a specific priority.</text:p>
      <text:p text:style-name="P38"><text:span text:style-name="T85"># </text:span>nice -10 perl test.pl</text:p>
      <text:p text:style-name="P34"><text:span text:style-name="T16">3. </text:span><text:span text:style-name="T14">Launch a Program with High Priority</text:span></text:p>
      <text:p text:style-name="P36">You can also launch a program with a higher priority. Negative nice value will increase the priority a the process.</text:p>
      <text:p text:style-name="P47"># nice --10 perl test.pl</text:p>
      <text:p text:style-name="P37"><text:span text:style-name="T70">4. </text:span><text:span text:style-name="T68">Change the Priority with option -n</text:span></text:p>
      <text:p text:style-name="P43">The process priority can be adjusted with the help of -n option.</text:p>
      <text:p text:style-name="P49"># nice -n -5 perl test.pl</text:p>
      <text:p text:style-name="P40">5. <text:span text:style-name="T68">Change the Priority of a Running Process</text:span></text:p>
      <text:p text:style-name="P44">The priority of an already running process can be changed using renice command.</text:p>
      <text:p text:style-name="P48"># ps -fl -C "perl test.pl"</text:p>
      <text:p text:style-name="P39"><text:span text:style-name="T49">6.</text:span> <text:span text:style-name="T69">Change the Priority of All Processes that Belongs to a Group</text:span></text:p>
      <text:p text:style-name="P43">Using -g option you can modify the priority of all processes that belongs to a group.</text:p>
      <text:p text:style-name="P48"># renice -n 5 -g geekstuff</text:p>
      <text:p text:style-name="P40"><text:soft-page-break/></text:p>
      <text:p text:style-name="P40"/>
      <text:p text:style-name="P40"/>
      <text:p text:style-name="P39"><text:span text:style-name="T49">7.</text:span> <text:span text:style-name="T69">Change the Priority of All Processes Owned by User</text:span></text:p>
      <text:p text:style-name="Text_20_body">Renice allows to alter the priority of all the processes owned by a specific users</text:p>
      <text:p text:style-name="P48"># renice -n 5 -u bala</text:p>
      <text:p text:style-name="P58"/>
      <text:p text:style-name="P24"><text:span text:style-name="T25">TASK </text:span><text:span text:style-name="T27">5</text:span><text:span text:style-name="T25"> :- </text:span><text:span text:style-name="T24">What are stdin, stdout, and stderr and how do we use them</text:span><text:span text:style-name="T28">?</text:span></text:p>
      <text:p text:style-name="P25"><text:span text:style-name="T37">Ans</text:span><text:span text:style-name="T36"> – </text:span><text:span text:style-name="T46">Linux is built being able to run instructions from the command line using switches to create the output. </text:span>The question of course is how do we make use of that?</text:p>
      <text:p text:style-name="Text_20_body">One of the ways to make use of this is by using the three special file descriptors - stdin, stdout and stderr. </text:p>
      <text:p text:style-name="P29"><text:span text:style-name="Strong_20_Emphasis"><text:span text:style-name="T43">Standard input</text:span></text:span><text:span text:style-name="T46"> - this is the </text:span><text:span text:style-name="Emphasis"><text:span text:style-name="T48">file handle</text:span></text:span><text:span text:style-name="T46"> that your process reads to get information from you.</text:span></text:p>
      <text:p text:style-name="Text_20_body"><text:span text:style-name="Strong_20_Emphasis">Standard output</text:span> - your process writes normal information to this file handle.</text:p>
      <text:p text:style-name="Text_20_body"><text:span text:style-name="Strong_20_Emphasis">Standard error</text:span> - your process writes error information to this file handle.</text:p>
      <text:p text:style-name="P59"/>
      <text:p text:style-name="P8"><text:s text:c="24"/></text:p>
      <text:p text:style-name="P8"/>
      <text:p text:style-name="P26"><text:span text:style-name="T25">TASK </text:span><text:span text:style-name="T30">6</text:span><text:span text:style-name="T25"> :- </text:span><text:span text:style-name="T20">How many tables are there in iptables. What filter and nat table responsible for</text:span><text:span text:style-name="T29">?</text:span></text:p>
      <text:p text:style-name="P20"><text:span text:style-name="T47">Ans</text:span><text:span text:style-name="T42"> – </text:span><text:span text:style-name="T44">There are 4 types of IP tables :-</text:span></text:p>
      <text:p text:style-name="P61">1. Filter table</text:p>
      <text:p text:style-name="P61">2. NAT table</text:p>
      <text:p text:style-name="P61">3. Mangle table</text:p>
      <text:p text:style-name="P61">4. Raw table</text:p>
      <text:p text:style-name="P61"/>
      <text:p text:style-name="P52">Filter Table</text:p>
      <text:p text:style-name="Text_20_body">Filter is default table for iptables. So, if you don’t define you own table, you’ll be using filter table. Iptables’s filter table has the following built-in chains.</text:p>
      <text:list xml:id="list4144724761429504315" text:style-name="L3">
        <text:list-item>
          <text:p text:style-name="P67">INPUT chain – Incoming to firewall. For packets coming to the local server. </text:p>
        </text:list-item>
        <text:list-item>
          <text:p text:style-name="P67">OUTPUT chain – Outgoing from firewall. For packets generated locally and going out of the local server. </text:p>
        </text:list-item>
        <text:list-item>
          <text:p text:style-name="P64">FORWARD chain – Packet for another NIC on the local server. For packets routed through the local server. </text:p>
        </text:list-item>
      </text:list>
      <text:p text:style-name="P61"/>
      <text:p text:style-name="P61"/>
      <text:p text:style-name="P61"/>
      <text:p text:style-name="P61"/>
      <text:p text:style-name="P61"><text:soft-page-break/></text:p>
      <text:p text:style-name="P52">NAT table</text:p>
      <text:p text:style-name="Text_20_body">Iptable’s NAT table has the following built-in chains.</text:p>
      <text:list xml:id="list2078157320103910096" text:style-name="L4">
        <text:list-item>
          <text:p text:style-name="P68">PREROUTING chain – Alters packets before routing. i.e Packet translation happens immediately after the packet comes to the system (and before routing). This helps to translate the destination ip address of the packets to something that matches the routing on the local server. This is used for DNAT (destination NAT). </text:p>
        </text:list-item>
        <text:list-item>
          <text:p text:style-name="P68">POSTROUTING chain – Alters packets after routing. i.e Packet translation happens when the packets are leaving the system. This helps to translate the source ip address of the packets to something that might match the routing on the desintation server. This is used for SNAT (source NAT). </text:p>
        </text:list-item>
        <text:list-item>
          <text:p text:style-name="P65">OUTPUT chain – NAT for locally generated packets on the firewall. </text:p>
        </text:list-item>
      </text:list>
      <text:p text:style-name="P11"/>
      <text:p text:style-name="P9"/>
      <text:p text:style-name="P19"><text:span text:style-name="T20">TASK </text:span><text:span text:style-name="T22">7</text:span><text:span text:style-name="T20"> :- </text:span><text:span text:style-name="T21">How to clear a log file of a running process</text:span><text:span text:style-name="T23">?</text:span></text:p>
      <text:p text:style-name="P21"><text:span text:style-name="T18">A</text:span><text:span text:style-name="T17">ns</text:span><text:span text:style-name="T19"> - </text:span><text:span text:style-name="T41">T</text:span><text:span text:style-name="T40">he default input table, with the default input chain, forward chain, and output chain :-</text:span></text:p>
      <text:p text:style-name="P50"># iptables -t filter --list</text:p>
      <text:p text:style-name="P46">Chain INPUT (policy ACCEPT)</text:p>
      <text:p text:style-name="P46">target <text:s text:c="4"/>prot opt source <text:s text:c="14"/>destination <text:s text:c="8"/></text:p>
      <text:p text:style-name="P46"/>
      <text:p text:style-name="P46">Chain FORWARD (policy ACCEPT)</text:p>
      <text:p text:style-name="P46">target <text:s text:c="4"/>prot opt source <text:s text:c="14"/>destination <text:s text:c="8"/></text:p>
      <text:p text:style-name="P46"/>
      <text:p text:style-name="P46">Chain OUTPUT (policy ACCEPT)</text:p>
      <text:p text:style-name="P31">target <text:s text:c="4"/>prot opt source <text:s text:c="14"/>destination</text:p>
      <text:p text:style-name="P60">################################################################################################################################################################################################################################################################################################################################</text:p>
      <text:p text:style-name="P18"/>
      <text:p text:style-name="P10"/>
      <text:p text:style-name="P27"><text:span text:style-name="T25">TASK </text:span><text:span text:style-name="T31">8</text:span><text:span text:style-name="T25"> :- </text:span><text:span text:style-name="T29">What is the difference between -I and -A while applying a rule in iptables</text:span><text:span text:style-name="T32">?</text:span></text:p>
      <text:p text:style-name="P22"><text:span text:style-name="T38">A</text:span><text:span text:style-name="T39">ns</text:span><text:span text:style-name="T34"> – </text:span><text:span text:style-name="T33">The </text:span><text:span text:style-name="Source_20_Text"><text:span text:style-name="T45">-A</text:span></text:span><text:span text:style-name="T33"> option appends the rule in the end of the selected chain.</text:span></text:p>
      <text:p text:style-name="P12"/>
      <text:p text:style-name="P13">TASK <text:span text:style-name="T73">6</text:span> :- How do you check all the running process in the system?</text:p>
      <text:p text:style-name="P17"><text:span text:style-name="T7">Ans</text:span><text:span text:style-name="T6"> –</text:span><text:span text:style-name="T70"> </text:span><text:span text:style-name="T6">TOP command</text:span></text:p>
      <text:p text:style-name="P15"/>
      <text:p text:style-name="P14"/>
      <text:p text:style-name="P14"><text:soft-page-break/></text:p>
      <text:p text:style-name="P14"/>
      <text:p text:style-name="P22"><text:span text:style-name="T26">TASK 7 :- </text:span><text:span text:style-name="T56">What is DNAT and SNAT, Explain both with an example?</text:span></text:p>
      <text:p text:style-name="P23"><text:span text:style-name="T11">Ans</text:span><text:span text:style-name="T2"> -</text:span><text:span text:style-name="T53"> </text:span><text:span text:style-name="T15">Destination NAT</text:span></text:p>
      <text:p text:style-name="Text_20_body">Destination NAT means, we translate the destination address of a packet to make it go somewhere else instead of where it was originally addressed. For our scenario, it is:</text:p>
      <text:p text:style-name="P30"><text:span text:style-name="T74"># </text:span>iptables -t nat -A PREROUTING -d 10.10.10.99/32 -j DNAT –to-destination 192.168.1.101</text:p>
      <text:p text:style-name="Text_20_body">Now all IP packets coming to our machine’s (A) IP address of 10.10.10.99 will be rewritten and sent to 192.168.1.101 instead. This translation is transparent to the machine the connection is originating from and to machine B.</text:p>
      <text:p text:style-name="Text_20_body">So if you connect from, say, 172.16.1.10 to 10.10.10.99, the packet will be rewritten upon reaching machine A and be sent to machine B. Machine B will see it coming from 172.16.1.10, it will have no idea that the connection was redirected by 10.10.10.99. This is important because when machine B replies, the FROM address in it’s reply will be it’s own IP address of 192.168.1.101.</text:p>
      <text:p text:style-name="Text_20_body">This will cause a protocol error on your machine because your machine (172.16.1.10) will be expecting a reply from 10.10.10.99 and instead will receive a reply from 192.168.1.101.</text:p>
      <text:p text:style-name="Text_20_body">To fix this, we now need to do SNAT – Source Network Address Translation.</text:p>
      <text:p text:style-name="P32"><text:span text:style-name="T75">SOURCE </text:span>SNAT</text:p>
      <text:p text:style-name="Text_20_body">We want to do SNAT to translate the from address of our reply packets to make them look like they’re coming from 10.10.10.99 instead of 192.168.1.101. To do this, we need to apply a SNAT iptables rule on a router along the path these reply packets will take. Since our machine A is the default gateway for machine B, we will do the SNAT on machine A as well.</text:p>
      <text:p text:style-name="P30">iptables -t nat -A POSTROUTING -s 192.168.1.101/32 -j SNAT –to-source 10.10.10.99</text:p>
      <text:p text:style-name="Text_20_body">This rewrites our source address to look like the packets are coming from 10.10.10.99 instead of 192.168.1.101.</text:p>
      <text:p text:style-name="Text_20_body">At this point, try to connect to machine A using SSH and log in using credentials for machine B.</text:p>
      <text:p text:style-name="Text_20_body">Once you’ve confirmed this works, you can save your iptables configuration with:</text:p>
      <text:p text:style-name="P30">service iptables save</text:p>
      <text:p text:style-name="Text_20_body">You can then configure iptables to run at startup automatically.</text:p>
      <text:p text:style-name="P30">/sbin/chkconfig –level 3 iptables on</text:p>
      <text:p text:style-name="P30">/sbin/chkconfig –level 5 iptables on</text:p>
      <text:p text:style-name="Text_20_body"><text:soft-page-break/>And that concludes a basic DNAT/SNAT configuration. In most situations you may want to narrow down the match criteria to specific protocols or ports. e.g. you can use the “-p tcp –dport 22” flags to match only SSH traffic.</text:p>
      <text:p text:style-name="Text_20_body">If you’d like me to expand upon any of this further, please leave a comment asking for details.</text:p>
      <text:p text:style-name="P2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5-27T00:46:39.804044484</dc:date>
    <meta:editing-duration>PT8H24M47S</meta:editing-duration>
    <meta:editing-cycles>84</meta:editing-cycles>
    <meta:generator>LibreOffice/5.1.6.2$Linux_X86_64 LibreOffice_project/10m0$Build-2</meta:generator>
    <meta:document-statistic meta:table-count="0" meta:image-count="0" meta:object-count="0" meta:page-count="6" meta:paragraph-count="96" meta:word-count="1600" meta:character-count="9566" meta:non-whitespace-character-count="7934"/>
  </office:meta>
</office:document-meta>
</file>